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style="normal" style:font-style-asian="normal" style:font-style-complex="normal"/>
    </style:style>
    <style:style style:name="P2" style:family="paragraph" style:parent-style-name="Table_20_Heading">
      <style:text-properties fo:font-style="normal" officeooo:paragraph-rsid="00150f4c" style:font-style-asian="normal" style:font-style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font-name="Ubuntu Condensed" fo:font-size="10pt"/>
    </style:style>
  </office:automatic-styles>
  <office:body>
    <office:text>
      <office:forms form:automatic-focus="false" form:apply-design-mode="false"/>
      <text:tracked-changes text:track-changes="false">
        <text:changed-region xml:id="ct94420505875696" text:id="ct94420505875696">
          <text:insertion>
            <office:change-info>
              <dc:creator>Gaetan Delannay</dc:creator>
              <dc:date>2006-10-26T09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1">A</text:p>
            </table:table-cell>
            <table:table-cell table:style-name="Tableau1.A1" office:value-type="string">
              <text:p text:style-name="P1">B</text:p>
            </table:table-cell>
            <table:table-cell table:style-name="Tableau1.C1" office:value-type="string">
              <text:p text:style-name="P2">C<office:annotation><dc:creator>Auteur inconnu</dc:creator><dc:date>2018-10-25T12:00:08.232544617</dc:date><text:p text:style-name="P3"><text:span text:style-name="T1">do cell with cellProtected=True</text:span></text:p></office:annotation></text:p>
            </table:table-cell>
          </table:table-row>
        </table:table-header-rows>
        <table:table-row>
          <table:table-cell table:style-name="Tableau1.B2" office:value-type="string">
            <text:p text:style-name="Table_20_Contents">a</text:p>
          </table:table-cell>
          <table:table-cell table:style-name="Tableau1.B2" office:value-type="string">
            <text:p text:style-name="Table_20_Contents"><office:annotation><dc:creator>GDE</dc:creator><dc:date>2006-10-26T00:00:00</dc:date><text:p><text:span text:style-name="T2">do cell for p in persons</text:span></text:p></office:annotation><text:change-start text:change-id="ct94420505875696"/>p.name<text:change-end text:change-id="ct94420505875696"/></text:p>
          </table:table-cell>
          <table:table-cell table:style-name="Tableau1.C2" office:value-type="string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meta:initial-creator>Gaetan Delannay</meta:initial-creator>
    <meta:creation-date>2006-10-26T09:05:06</meta:creation-date>
    <dc:date>2018-10-25T13:43:44.211118583</dc:date>
    <dc:language>fr-BE</dc:language>
    <meta:editing-cycles>5</meta:editing-cycles>
    <meta:editing-duration>PT5M51S</meta:editing-duration>
    <meta:document-statistic meta:table-count="1" meta:image-count="0" meta:object-count="0" meta:page-count="1" meta:paragraph-count="6" meta:word-count="6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